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e5a8" officeooo:paragraph-rsid="0008e5a8"/>
    </style:style>
    <style:style style:name="P2" style:family="paragraph" style:parent-style-name="Standard">
      <style:text-properties officeooo:rsid="0009f38d" officeooo:paragraph-rsid="0009f3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ever, what’s important is to spread it.</text:p>
      <text:p text:style-name="P1"/>
      <text:p text:style-name="P2">Why not do 1 day – 3 days – 7 days – 15 days – 30 days – 60 days – 120 days – and so on.</text:p>
      <text:p text:style-name="P2">If there is a mistake, then it should go back to the « first level 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1T17:12:38.698000000</dc:date>
    <meta:editing-duration>PT1M25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3" meta:word-count="43" meta:character-count="200" meta:non-whitespace-character-count="153"/>
  </office:meta>
</office:document-meta>
</file>